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99ff"/>
    </style:style>
    <style:style style:name="ce3" style:family="table-cell" style:parent-style-name="Default">
      <style:table-cell-properties fo:background-color="#006600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007826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99ffcc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00ccff"/>
    </style:style>
    <style:style style:name="ce11" style:family="table-cell" style:parent-style-name="Default" style:data-style-name="N130"/>
    <style:style style:name="ce12" style:family="table-cell" style:parent-style-name="Default" style:data-style-name="N126"/>
    <style:style style:name="ce13" style:family="table-cell" style:parent-style-name="Default" style:data-style-name="N126">
      <style:table-cell-properties fo:background-color="#009933"/>
    </style:style>
    <style:style style:name="ce14" style:family="table-cell" style:parent-style-name="Default">
      <style:table-cell-properties fo:background-color="#66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5in" svg:height="4.5in" svg:x="8.9307in" svg:y="0in">
            <draw:object draw:notify-on-update-of-ranges="Sheet1.B2:Sheet1.I2 Sheet1.A17:Sheet1.A17 Sheet1.B17:Sheet1.I17 Sheet1.A13:Sheet1.A13 Sheet1.B13:Sheet1.I13 Sheet1.A14:Sheet1.A14 Sheet1.B14:Sheet1.I14 Sheet1.A15:Sheet1.A15 Sheet1.B15:Sheet1.I15 Sheet1.A16:Sheet1.A16 Sheet1.B16:Sheet1.I16 Sheet1.A18:Sheet1.A18 Sheet1.B18:Sheet1.I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8571in" svg:height="3.5421in" svg:x="9.2496in" svg:y="5.0866in">
            <draw:object draw:notify-on-update-of-ranges="Sheet1.B31:Sheet1.I31 Sheet1.A34:Sheet1.A34 Sheet1.B34:Sheet1.I34 Sheet1.A33:Sheet1.A33 Sheet1.B33:Sheet1.I3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9587in" svg:height="3.5555in" svg:x="9.2496in" svg:y="8.8209in">
            <draw:object draw:notify-on-update-of-ranges="Sheet1.B31:Sheet1.I31 Sheet1.A36:Sheet1.A36 Sheet1.B36:Sheet1.I36 Sheet1.A37:Sheet1.A37 Sheet1.B37:Sheet1.I3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0205in" svg:height="4.0354in" svg:x="1.8256in" svg:y="7.9291in">
            <draw:object draw:notify-on-update-of-ranges="Sheet1.B31:Sheet1.J31 Sheet1.A41:Sheet1.A41 Sheet1.B41:Sheet1.I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Default Setting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  <table:table-cell table:style-name="ce10" office:value-type="string" calcext:value-type="string">
            <text:p>HMEAN</text:p>
          </table:table-cell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  <table:table-cell table:style-name="ce12" table:formula="of:=HARMEAN([.B3:.I3])" office:value-type="float" office:value="0.819407897321499" calcext:value-type="float">
            <text:p>0.819408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  <table:table-cell table:style-name="ce12" table:formula="of:=HARMEAN([.B4:.I4])" office:value-type="float" office:value="0.774914249884533" calcext:value-type="float">
            <text:p>0.774914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  <table:table-cell table:style-name="ce12" table:formula="of:=HARMEAN([.B5:.I5])" office:value-type="float" office:value="0.852459324645166" calcext:value-type="float">
            <text:p>0.852459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  <table:table-cell table:style-name="ce12" table:formula="of:=HARMEAN([.B6:.I6])" office:value-type="float" office:value="0.927219803097124" calcext:value-type="float">
            <text:p>0.927220</text:p>
          </table:table-cell>
        </table:table-row>
        <table:table-row table:style-name="ro1">
          <table:table-cell table:style-name="ce2" office:value-type="string" calcext:value-type="string">
            <text:p>No Pref</text:p>
          </table:table-cell>
          <table:table-cell office:value-type="float" office:value="0.291329" calcext:value-type="float">
            <text:p>0.291329</text:p>
          </table:table-cell>
          <table:table-cell office:value-type="float" office:value="3.444995" calcext:value-type="float">
            <text:p>3.444995</text:p>
          </table:table-cell>
          <table:table-cell office:value-type="float" office:value="1.057604" calcext:value-type="float">
            <text:p>1.057604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3.148157" calcext:value-type="float">
            <text:p>3.148157</text:p>
          </table:table-cell>
          <table:table-cell office:value-type="float" office:value="0.344332" calcext:value-type="float">
            <text:p>0.344332</text:p>
          </table:table-cell>
          <table:table-cell office:value-type="float" office:value="0.980482" calcext:value-type="float">
            <text:p>0.980482</text:p>
          </table:table-cell>
          <table:table-cell office:value-type="float" office:value="2.191883" calcext:value-type="float">
            <text:p>2.191883</text:p>
          </table:table-cell>
          <table:table-cell table:style-name="ce12" table:formula="of:=HARMEAN([.B7:.I7])" office:value-type="float" office:value="0.770616038045656" calcext:value-type="float">
            <text:p>0.770616</text:p>
          </table:table-cell>
        </table:table-row>
        <table:table-row table:style-name="ro1">
          <table:table-cell office:value-type="string" calcext:value-type="string">
            <text:p>Online</text:p>
          </table:table-cell>
          <table:table-cell office:value-type="float" office:value="0.338754" calcext:value-type="float">
            <text:p>0.338754</text:p>
          </table:table-cell>
          <table:table-cell office:value-type="float" office:value="3.434821" calcext:value-type="float">
            <text:p>3.434821</text:p>
          </table:table-cell>
          <table:table-cell office:value-type="float" office:value="2.015692" calcext:value-type="float">
            <text:p>2.015692</text:p>
          </table:table-cell>
          <table:table-cell office:value-type="float" office:value="1.625534" calcext:value-type="float">
            <text:p>1.625534</text:p>
          </table:table-cell>
          <table:table-cell office:value-type="float" office:value="3.255592" calcext:value-type="float">
            <text:p>3.255592</text:p>
          </table:table-cell>
          <table:table-cell office:value-type="float" office:value="0.3739" calcext:value-type="float">
            <text:p>0.3739</text:p>
          </table:table-cell>
          <table:table-cell office:value-type="float" office:value="1.177121" calcext:value-type="float">
            <text:p>1.177121</text:p>
          </table:table-cell>
          <table:table-cell office:value-type="float" office:value="2.21315" calcext:value-type="float">
            <text:p>2.21315</text:p>
          </table:table-cell>
          <table:table-cell table:style-name="ce12" table:formula="of:=HARMEAN([.B8:.I8])" office:value-type="float" office:value="0.926196995283301" calcext:value-type="float">
            <text:p>0.926197</text:p>
          </table:table-cell>
        </table:table-row>
        <table:table-row table:style-name="ro1">
          <table:table-cell table:style-name="ce3" office:value-type="string" calcext:value-type="string">
            <text:p>AMPM_LLC</text:p>
          </table:table-cell>
          <table:table-cell office:value-type="float" office:value="0.344376" calcext:value-type="float">
            <text:p>0.344376</text:p>
          </table:table-cell>
          <table:table-cell office:value-type="float" office:value="3.450313" calcext:value-type="float">
            <text:p>3.450313</text:p>
          </table:table-cell>
          <table:table-cell office:value-type="float" office:value="2.056192" calcext:value-type="float">
            <text:p>2.056192</text:p>
          </table:table-cell>
          <table:table-cell office:value-type="float" office:value="1.644884" calcext:value-type="float">
            <text:p>1.644884</text:p>
          </table:table-cell>
          <table:table-cell office:value-type="float" office:value="3.276591" calcext:value-type="float">
            <text:p>3.276591</text:p>
          </table:table-cell>
          <table:table-cell office:value-type="float" office:value="0.374885" calcext:value-type="float">
            <text:p>0.374885</text:p>
          </table:table-cell>
          <table:table-cell office:value-type="float" office:value="1.199213" calcext:value-type="float">
            <text:p>1.199213</text:p>
          </table:table-cell>
          <table:table-cell office:value-type="float" office:value="2.256284" calcext:value-type="float">
            <text:p>2.256284</text:p>
          </table:table-cell>
          <table:table-cell table:style-name="ce13" table:formula="of:=HARMEAN([.B9:.I9])" office:value-type="float" office:value="0.9370227161201" calcext:value-type="float">
            <text:p>0.937023</text:p>
          </table:table-cell>
        </table:table-row>
        <table:table-row table:style-name="ro1">
          <table:table-cell office:value-type="string" calcext:value-type="string">
            <text:p>AMPM_L2</text:p>
          </table:table-cell>
          <table:table-cell office:value-type="float" office:value="0.331743" calcext:value-type="float">
            <text:p>0.331743</text:p>
          </table:table-cell>
          <table:table-cell office:value-type="float" office:value="3.451869" calcext:value-type="float">
            <text:p>3.451869</text:p>
          </table:table-cell>
          <table:table-cell office:value-type="float" office:value="1.688213" calcext:value-type="float">
            <text:p>1.688213</text:p>
          </table:table-cell>
          <table:table-cell office:value-type="float" office:value="1.536977" calcext:value-type="float">
            <text:p>1.536977</text:p>
          </table:table-cell>
          <table:table-cell office:value-type="float" office:value="3.268762" calcext:value-type="float">
            <text:p>3.268762</text:p>
          </table:table-cell>
          <table:table-cell office:value-type="float" office:value="0.365924" calcext:value-type="float">
            <text:p>0.365924</text:p>
          </table:table-cell>
          <table:table-cell office:value-type="float" office:value="1.116329" calcext:value-type="float">
            <text:p>1.116329</text:p>
          </table:table-cell>
          <table:table-cell office:value-type="float" office:value="2.271758" calcext:value-type="float">
            <text:p>2.271758</text:p>
          </table:table-cell>
          <table:table-cell table:style-name="ce12" table:formula="of:=HARMEAN([.B10:.I10])" office:value-type="float" office:value="0.896683559028857" calcext:value-type="float">
            <text:p>0.89668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4" table:number-columns-repeated="10"/>
        </table:table-row>
        <table:table-row table:style-name="ro1">
          <table:table-cell office:value-type="string" calcext:value-type="string">
            <text:p>Next Line</text:p>
          </table:table-cell>
          <table:table-cell table:formula="of:=[.B3]/[.B7]-1" office:value-type="float" office:value="-0.0279512166656941" calcext:value-type="float">
            <text:p>-0.0279512167</text:p>
          </table:table-cell>
          <table:table-cell table:formula="of:=[.C3]/[.C7]-1" office:value-type="float" office:value="-0.00635879007081286" calcext:value-type="float">
            <text:p>-0.0063587901</text:p>
          </table:table-cell>
          <table:table-cell table:formula="of:=[.D3]/[.D7]-1" office:value-type="float" office:value="0.519594290490581" calcext:value-type="float">
            <text:p>0.5195942905</text:p>
          </table:table-cell>
          <table:table-cell table:formula="of:=[.E3]/[.E7]-1" office:value-type="float" office:value="0.401167446689951" calcext:value-type="float">
            <text:p>0.4011674467</text:p>
          </table:table-cell>
          <table:table-cell table:formula="of:=[.F3]/[.F7]-1" office:value-type="float" office:value="0.0157997202807867" calcext:value-type="float">
            <text:p>0.0157997203</text:p>
          </table:table-cell>
          <table:table-cell table:formula="of:=[.G3]/[.G7]-1" office:value-type="float" office:value="0.00870380911445934" calcext:value-type="float">
            <text:p>0.0087038091</text:p>
          </table:table-cell>
          <table:table-cell table:formula="of:=[.H3]/[.H7]-1" office:value-type="float" office:value="0.186835658380266" calcext:value-type="float">
            <text:p>0.1868356584</text:p>
          </table:table-cell>
          <table:table-cell table:formula="of:=[.I3]/[.I7]-1" office:value-type="float" office:value="-0.158212824315896" calcext:value-type="float">
            <text:p>-0.1582128243</text:p>
          </table:table-cell>
          <table:table-cell/>
        </table:table-row>
        <table:table-row table:style-name="ro1">
          <table:table-cell office:value-type="string" calcext:value-type="string">
            <text:p>Stream</text:p>
          </table:table-cell>
          <table:table-cell table:formula="of:=[.B4]/[.B7]-1" office:value-type="float" office:value="-0.0538326084941767" calcext:value-type="float">
            <text:p>-0.0538326085</text:p>
          </table:table-cell>
          <table:table-cell table:formula="of:=[.C4]/[.C7]-1" office:value-type="float" office:value="-0.00431698739765951" calcext:value-type="float">
            <text:p>-0.0043169874</text:p>
          </table:table-cell>
          <table:table-cell table:formula="of:=[.D4]/[.D7]-1" office:value-type="float" office:value="0.190730178781472" calcext:value-type="float">
            <text:p>0.1907301788</text:p>
          </table:table-cell>
          <table:table-cell table:formula="of:=[.E4]/[.E7]-1" office:value-type="float" office:value="0.0472368296849355" calcext:value-type="float">
            <text:p>0.0472368297</text:p>
          </table:table-cell>
          <table:table-cell table:formula="of:=[.F4]/[.F7]-1" office:value-type="float" office:value="0.00683892194703128" calcext:value-type="float">
            <text:p>0.0068389219</text:p>
          </table:table-cell>
          <table:table-cell table:formula="of:=[.G4]/[.G7]-1" office:value-type="float" office:value="-0.00681609609330525" calcext:value-type="float">
            <text:p>-0.0068160961</text:p>
          </table:table-cell>
          <table:table-cell table:formula="of:=[.H4]/[.H7]-1" office:value-type="float" office:value="0.0747040741186478" calcext:value-type="float">
            <text:p>0.0747040741</text:p>
          </table:table-cell>
          <table:table-cell table:formula="of:=[.I4]/[.I7]-1" office:value-type="float" office:value="0.00834944200945031" calcext:value-type="float">
            <text:p>0.008349442</text:p>
          </table:table-cell>
          <table:table-cell/>
        </table:table-row>
        <table:table-row table:style-name="ro1">
          <table:table-cell office:value-type="string" calcext:value-type="string">
            <text:p>IP Stride</text:p>
          </table:table-cell>
          <table:table-cell table:formula="of:=[.B5]/[.B7]-1" office:value-type="float" office:value="0.0558509451513582" calcext:value-type="float">
            <text:p>0.0558509452</text:p>
          </table:table-cell>
          <table:table-cell table:formula="of:=[.C5]/[.C7]-1" office:value-type="float" office:value="0.00115820197126548" calcext:value-type="float">
            <text:p>0.001158202</text:p>
          </table:table-cell>
          <table:table-cell table:formula="of:=[.D5]/[.D7]-1" office:value-type="float" office:value="0.440604422827447" calcext:value-type="float">
            <text:p>0.4406044228</text:p>
          </table:table-cell>
          <table:table-cell table:formula="of:=[.E5]/[.E7]-1" office:value-type="float" office:value="0.428457604186649" calcext:value-type="float">
            <text:p>0.4284576042</text:p>
          </table:table-cell>
          <table:table-cell table:formula="of:=[.F5]/[.F7]-1" office:value-type="float" office:value="0.0272206881677122" calcext:value-type="float">
            <text:p>0.0272206882</text:p>
          </table:table-cell>
          <table:table-cell table:formula="of:=[.G5]/[.G7]-1" office:value-type="float" office:value="0.0249700870090495" calcext:value-type="float">
            <text:p>0.024970087</text:p>
          </table:table-cell>
          <table:table-cell table:formula="of:=[.H5]/[.H7]-1" office:value-type="float" office:value="0.154980917548716" calcext:value-type="float">
            <text:p>0.1549809175</text:p>
          </table:table-cell>
          <table:table-cell table:formula="of:=[.I5]/[.I7]-1" office:value-type="float" office:value="0.0113778883270688" calcext:value-type="float">
            <text:p>0.0113778883</text:p>
          </table:table-cell>
          <table:table-cell/>
        </table:table-row>
        <table:table-row table:style-name="ro1">
          <table:table-cell office:value-type="string" calcext:value-type="string">
            <text:p>AMPM</text:p>
          </table:table-cell>
          <table:table-cell table:formula="of:=[.B6]/[.B7]-1" office:value-type="float" office:value="0.163296479238249" calcext:value-type="float">
            <text:p>0.1632964792</text:p>
          </table:table-cell>
          <table:table-cell table:formula="of:=[.C6]/[.C7]-1" office:value-type="float" office:value="0.00176110560392684" calcext:value-type="float">
            <text:p>0.0017611056</text:p>
          </table:table-cell>
          <table:table-cell table:formula="of:=[.D6]/[.D7]-1" office:value-type="float" office:value="0.92150842848552" calcext:value-type="float">
            <text:p>0.9215084285</text:p>
          </table:table-cell>
          <table:table-cell table:formula="of:=[.E6]/[.E7]-1" office:value-type="float" office:value="0.646823523918853" calcext:value-type="float">
            <text:p>0.6468235239</text:p>
          </table:table-cell>
          <table:table-cell table:formula="of:=[.F6]/[.F7]-1" office:value-type="float" office:value="0.0382604806558249" calcext:value-type="float">
            <text:p>0.0382604807</text:p>
          </table:table-cell>
          <table:table-cell table:formula="of:=[.G6]/[.G7]-1" office:value-type="float" office:value="0.0817728239025126" calcext:value-type="float">
            <text:p>0.0817728239</text:p>
          </table:table-cell>
          <table:table-cell table:formula="of:=[.H6]/[.H7]-1" office:value-type="float" office:value="0.202989958000249" calcext:value-type="float">
            <text:p>0.202989958</text:p>
          </table:table-cell>
          <table:table-cell table:formula="of:=[.I6]/[.I7]-1" office:value-type="float" office:value="0.035318490996098" calcext:value-type="float">
            <text:p>0.035318491</text:p>
          </table:table-cell>
          <table:table-cell/>
        </table:table-row>
        <table:table-row table:style-name="ro1">
          <table:table-cell office:value-type="string" calcext:value-type="string">
            <text:p>No Pref</text:p>
          </table:table-cell>
          <table:table-cell table:formula="of:=[.B7]/[.B7]-1" office:value-type="float" office:value="0" calcext:value-type="float">
            <text:p>0</text:p>
          </table:table-cell>
          <table:table-cell table:formula="of:=[.C7]/[.C7]-1" office:value-type="float" office:value="0" calcext:value-type="float">
            <text:p>0</text:p>
          </table:table-cell>
          <table:table-cell table:formula="of:=[.D7]/[.D7]-1" office:value-type="float" office:value="0" calcext:value-type="float">
            <text:p>0</text:p>
          </table:table-cell>
          <table:table-cell table:formula="of:=[.E7]/[.E7]-1" office:value-type="float" office:value="0" calcext:value-type="float">
            <text:p>0</text:p>
          </table:table-cell>
          <table:table-cell table:formula="of:=[.F7]/[.F7]-1" office:value-type="float" office:value="0" calcext:value-type="float">
            <text:p>0</text:p>
          </table:table-cell>
          <table:table-cell table:formula="of:=[.G7]/[.G7]-1" office:value-type="float" office:value="0" calcext:value-type="float">
            <text:p>0</text:p>
          </table:table-cell>
          <table:table-cell table:formula="of:=[.H7]/[.H7]-1" office:value-type="float" office:value="0" calcext:value-type="float">
            <text:p>0</text:p>
          </table:table-cell>
          <table:table-cell table:formula="of:=[.I7]/[.I7]-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line</text:p>
          </table:table-cell>
          <table:table-cell table:formula="of:=[.B8]/[.B7]-1" office:value-type="float" office:value="0.162788462528619" calcext:value-type="float">
            <text:p>0.1627884625</text:p>
          </table:table-cell>
          <table:table-cell table:formula="of:=[.C8]/[.C7]-1" office:value-type="float" office:value="-0.00295326988863553" calcext:value-type="float">
            <text:p>-0.0029532699</text:p>
          </table:table-cell>
          <table:table-cell table:formula="of:=[.D8]/[.D7]-1" office:value-type="float" office:value="0.905904289318119" calcext:value-type="float">
            <text:p>0.9059042893</text:p>
          </table:table-cell>
          <table:table-cell table:formula="of:=[.E8]/[.E7]-1" office:value-type="float" office:value="0.649908092246761" calcext:value-type="float">
            <text:p>0.6499080922</text:p>
          </table:table-cell>
          <table:table-cell table:formula="of:=[.F8]/[.F7]-1" office:value-type="float" office:value="0.0341263158095355" calcext:value-type="float">
            <text:p>0.0341263158</text:p>
          </table:table-cell>
          <table:table-cell table:formula="of:=[.G8]/[.G7]-1" office:value-type="float" office:value="0.0858706132453564" calcext:value-type="float">
            <text:p>0.0858706132</text:p>
          </table:table-cell>
          <table:table-cell table:formula="of:=[.H8]/[.H7]-1" office:value-type="float" office:value="0.200553401286306" calcext:value-type="float">
            <text:p>0.2005534013</text:p>
          </table:table-cell>
          <table:table-cell table:formula="of:=[.I8]/[.I7]-1" office:value-type="float" office:value="0.00970261642615067" calcext:value-type="float">
            <text:p>0.0097026164</text:p>
          </table:table-cell>
          <table:table-cell/>
        </table:table-row>
        <table:table-row table:style-name="ro1">
          <table:table-cell table:number-columns-repeated="9"/>
          <table:table-cell table:style-name="ce14" office:value-type="string" calcext:value-type="string">
            <text:p>GMEAN</text:p>
          </table:table-cell>
        </table:table-row>
        <table:table-row table:style-name="ro1">
          <table:table-cell table:style-name="ce5" office:value-type="string" calcext:value-type="string">
            <text:p>AMPM_LLC</text:p>
          </table:table-cell>
          <table:table-cell table:formula="of:=[.B9]/[.B6]" office:value-type="float" office:value="1.01615216198193" calcext:value-type="float">
            <text:p>1.016152162</text:p>
          </table:table-cell>
          <table:table-cell table:formula="of:=[.C9]/[.C6]" office:value-type="float" office:value="0.999782965359649" calcext:value-type="float">
            <text:p>0.9997829654</text:p>
          </table:table-cell>
          <table:table-cell table:formula="of:=[.D9]/[.D6]" office:value-type="float" office:value="1.01180841405475" calcext:value-type="float">
            <text:p>1.0118084141</text:p>
          </table:table-cell>
          <table:table-cell table:formula="of:=[.E9]/[.E6]" office:value-type="float" office:value="1.01379911802502" calcext:value-type="float">
            <text:p>1.013799118</text:p>
          </table:table-cell>
          <table:table-cell table:formula="of:=[.F9]/[.F6]" office:value-type="float" office:value="1.00244263075983" calcext:value-type="float">
            <text:p>1.0024426308</text:p>
          </table:table-cell>
          <table:table-cell table:formula="of:=[.G9]/[.G6]" office:value-type="float" office:value="1.00643240471531" calcext:value-type="float">
            <text:p>1.0064324047</text:p>
          </table:table-cell>
          <table:table-cell table:formula="of:=[.H9]/[.H6]" office:value-type="float" office:value="1.01670439419759" calcext:value-type="float">
            <text:p>1.0167043942</text:p>
          </table:table-cell>
          <table:table-cell table:formula="of:=[.I9]/[.I6]" office:value-type="float" office:value="0.994265624993115" calcext:value-type="float">
            <text:p>0.994265625</text:p>
          </table:table-cell>
          <table:table-cell table:style-name="ce5" table:formula="of:=GEOMEAN([.B20:.I20])" office:value-type="float" office:value="1.00764369621227" calcext:value-type="float">
            <text:p>1.0076436962</text:p>
          </table:table-cell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style-name="ce6" office:value-type="string" calcext:value-type="string">
            <text:p>Statics</text:p>
          </table:table-cell>
          <table:table-cell table:style-name="ce9" table:number-columns-repeated="9"/>
        </table:table-row>
        <table:table-row table:style-name="ro1">
          <table:table-cell table:style-name="ce1" office:value-type="string" calcext:value-type="string">
            <text:p>AMPM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  <table:table-cell table:style-name="ce10" office:value-type="string" calcext:value-type="string">
            <text:p>HMEAN</text:p>
          </table:table-cell>
        </table:table-row>
        <table:table-row table:style-name="ro1">
          <table:table-cell table:style-name="ce7" office:value-type="string" calcext:value-type="string">
            <text:p>Access</text:p>
          </table:table-cell>
          <table:table-cell office:value-type="float" office:value="176734" calcext:value-type="float">
            <text:p>176734</text:p>
          </table:table-cell>
          <table:table-cell office:value-type="float" office:value="5653" calcext:value-type="float">
            <text:p>5653</text:p>
          </table:table-cell>
          <table:table-cell office:value-type="float" office:value="36743" calcext:value-type="float">
            <text:p>36743</text:p>
          </table:table-cell>
          <table:table-cell office:value-type="float" office:value="103909" calcext:value-type="float">
            <text:p>103909</text:p>
          </table:table-cell>
          <table:table-cell office:value-type="float" office:value="24456" calcext:value-type="float">
            <text:p>24456</text:p>
          </table:table-cell>
          <table:table-cell office:value-type="float" office:value="317909" calcext:value-type="float">
            <text:p>317909</text:p>
          </table:table-cell>
          <table:table-cell office:value-type="float" office:value="60533" calcext:value-type="float">
            <text:p>60533</text:p>
          </table:table-cell>
          <table:table-cell office:value-type="float" office:value="37736" calcext:value-type="float">
            <text:p>37736</text:p>
          </table:table-cell>
          <table:table-cell/>
        </table:table-row>
        <table:table-row table:style-name="ro1">
          <table:table-cell table:style-name="ce7" office:value-type="string" calcext:value-type="string">
            <text:p>Miss</text:p>
          </table:table-cell>
          <table:table-cell office:value-type="float" office:value="85937" calcext:value-type="float">
            <text:p>85937</text:p>
          </table:table-cell>
          <table:table-cell office:value-type="float" office:value="196" calcext:value-type="float">
            <text:p>196</text:p>
          </table:table-cell>
          <table:table-cell office:value-type="float" office:value="2333" calcext:value-type="float">
            <text:p>2333</text:p>
          </table:table-cell>
          <table:table-cell office:value-type="float" office:value="2566" calcext:value-type="float">
            <text:p>2566</text:p>
          </table:table-cell>
          <table:table-cell office:value-type="float" office:value="233" calcext:value-type="float">
            <text:p>233</text:p>
          </table:table-cell>
          <table:table-cell office:value-type="float" office:value="172749" calcext:value-type="float">
            <text:p>172749</text:p>
          </table:table-cell>
          <table:table-cell office:value-type="float" office:value="6667" calcext:value-type="float">
            <text:p>6667</text:p>
          </table:table-cell>
          <table:table-cell office:value-type="float" office:value="28126" calcext:value-type="float">
            <text:p>28126</text:p>
          </table:table-cell>
          <table:table-cell/>
        </table:table-row>
        <table:table-row table:style-name="ro1">
          <table:table-cell table:style-name="ce7" office:value-type="string" calcext:value-type="string">
            <text:p>Hit</text:p>
          </table:table-cell>
          <table:table-cell table:formula="of:=[.B32]-[.B33]" office:value-type="float" office:value="90797" calcext:value-type="float">
            <text:p>90797</text:p>
          </table:table-cell>
          <table:table-cell table:formula="of:=[.C32]-[.C33]" office:value-type="float" office:value="5457" calcext:value-type="float">
            <text:p>5457</text:p>
          </table:table-cell>
          <table:table-cell table:formula="of:=[.D32]-[.D33]" office:value-type="float" office:value="34410" calcext:value-type="float">
            <text:p>34410</text:p>
          </table:table-cell>
          <table:table-cell table:formula="of:=[.E32]-[.E33]" office:value-type="float" office:value="101343" calcext:value-type="float">
            <text:p>101343</text:p>
          </table:table-cell>
          <table:table-cell table:formula="of:=[.F32]-[.F33]" office:value-type="float" office:value="24223" calcext:value-type="float">
            <text:p>24223</text:p>
          </table:table-cell>
          <table:table-cell table:formula="of:=[.G32]-[.G33]" office:value-type="float" office:value="145160" calcext:value-type="float">
            <text:p>145160</text:p>
          </table:table-cell>
          <table:table-cell table:formula="of:=[.H32]-[.H33]" office:value-type="float" office:value="53866" calcext:value-type="float">
            <text:p>53866</text:p>
          </table:table-cell>
          <table:table-cell table:formula="of:=[.I32]-[.I33]" office:value-type="float" office:value="9610" calcext:value-type="float">
            <text:p>9610</text:p>
          </table:table-cell>
          <table:table-cell/>
        </table:table-row>
        <table:table-row table:style-name="ro1">
          <table:table-cell table:style-name="ce8" office:value-type="string" calcext:value-type="string">
            <text:p>Prefetches</text:p>
          </table:table-cell>
          <table:table-cell office:value-type="float" office:value="125690" calcext:value-type="float">
            <text:p>125690</text:p>
          </table:table-cell>
          <table:table-cell office:value-type="float" office:value="160" calcext:value-type="float">
            <text:p>160</text:p>
          </table:table-cell>
          <table:table-cell office:value-type="float" office:value="35038" calcext:value-type="float">
            <text:p>35038</text:p>
          </table:table-cell>
          <table:table-cell office:value-type="float" office:value="44333" calcext:value-type="float">
            <text:p>44333</text:p>
          </table:table-cell>
          <table:table-cell office:value-type="float" office:value="2869" calcext:value-type="float">
            <text:p>2869</text:p>
          </table:table-cell>
          <table:table-cell office:value-type="float" office:value="76210" calcext:value-type="float">
            <text:p>76210</text:p>
          </table:table-cell>
          <table:table-cell office:value-type="float" office:value="53880" calcext:value-type="float">
            <text:p>53880</text:p>
          </table:table-cell>
          <table:table-cell office:value-type="float" office:value="6528" calcext:value-type="float">
            <text:p>6528</text:p>
          </table:table-cell>
          <table:table-cell/>
        </table:table-row>
        <table:table-row table:style-name="ro1">
          <table:table-cell table:style-name="ce8" office:value-type="string" calcext:value-type="string">
            <text:p>Useful Pre</text:p>
          </table:table-cell>
          <table:table-cell office:value-type="float" office:value="87882" calcext:value-type="float">
            <text:p>87882</text:p>
          </table:table-cell>
          <table:table-cell office:value-type="float" office:value="83" calcext:value-type="float">
            <text:p>83</text:p>
          </table:table-cell>
          <table:table-cell office:value-type="float" office:value="34404" calcext:value-type="float">
            <text:p>34404</text:p>
          </table:table-cell>
          <table:table-cell office:value-type="float" office:value="43838" calcext:value-type="float">
            <text:p>43838</text:p>
          </table:table-cell>
          <table:table-cell office:value-type="float" office:value="2855" calcext:value-type="float">
            <text:p>2855</text:p>
          </table:table-cell>
          <table:table-cell office:value-type="float" office:value="64829" calcext:value-type="float">
            <text:p>64829</text:p>
          </table:table-cell>
          <table:table-cell office:value-type="float" office:value="53866" calcext:value-type="float">
            <text:p>53866</text:p>
          </table:table-cell>
          <table:table-cell office:value-type="float" office:value="4842" calcext:value-type="float">
            <text:p>4842</text:p>
          </table:table-cell>
          <table:table-cell/>
        </table:table-row>
        <table:table-row table:style-name="ro1">
          <table:table-cell table:style-name="ce8" office:value-type="string" calcext:value-type="string">
            <text:p>Unuseful</text:p>
          </table:table-cell>
          <table:table-cell table:formula="of:=[.B35]-[.B36]" office:value-type="float" office:value="37808" calcext:value-type="float">
            <text:p>37808</text:p>
          </table:table-cell>
          <table:table-cell table:formula="of:=[.C35]-[.C36]" office:value-type="float" office:value="77" calcext:value-type="float">
            <text:p>77</text:p>
          </table:table-cell>
          <table:table-cell table:formula="of:=[.D35]-[.D36]" office:value-type="float" office:value="634" calcext:value-type="float">
            <text:p>634</text:p>
          </table:table-cell>
          <table:table-cell table:formula="of:=[.E35]-[.E36]" office:value-type="float" office:value="495" calcext:value-type="float">
            <text:p>495</text:p>
          </table:table-cell>
          <table:table-cell table:formula="of:=[.F35]-[.F36]" office:value-type="float" office:value="14" calcext:value-type="float">
            <text:p>14</text:p>
          </table:table-cell>
          <table:table-cell table:formula="of:=[.G35]-[.G36]" office:value-type="float" office:value="11381" calcext:value-type="float">
            <text:p>11381</text:p>
          </table:table-cell>
          <table:table-cell table:formula="of:=[.H35]-[.H36]" office:value-type="float" office:value="14" calcext:value-type="float">
            <text:p>14</text:p>
          </table:table-cell>
          <table:table-cell table:formula="of:=[.I35]-[.I36]" office:value-type="float" office:value="1686" calcext:value-type="float">
            <text:p>1686</text:p>
          </table:table-cell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6839" calcext:value-type="float">
            <text:p>683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3637" calcext:value-type="float">
            <text:p>83637</text:p>
          </table:table-cell>
          <table:table-cell office:value-type="float" office:value="58" calcext:value-type="float">
            <text:p>58</text:p>
          </table:table-cell>
          <table:table-cell office:value-type="float" office:value="4693" calcext:value-type="float">
            <text:p>469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11" table:formula="of:=[.B36]/[.B35]" office:value-type="float" office:value="0.699196435675074" calcext:value-type="float">
            <text:p>0.699</text:p>
          </table:table-cell>
          <table:table-cell table:style-name="ce11" table:formula="of:=[.C36]/[.C35]" office:value-type="float" office:value="0.51875" calcext:value-type="float">
            <text:p>0.519</text:p>
          </table:table-cell>
          <table:table-cell table:style-name="ce11" table:formula="of:=[.D36]/[.D35]" office:value-type="float" office:value="0.981905359894971" calcext:value-type="float">
            <text:p>0.982</text:p>
          </table:table-cell>
          <table:table-cell table:style-name="ce11" table:formula="of:=[.E36]/[.E35]" office:value-type="float" office:value="0.988834502515057" calcext:value-type="float">
            <text:p>0.989</text:p>
          </table:table-cell>
          <table:table-cell table:style-name="ce11" table:formula="of:=[.F36]/[.F35]" office:value-type="float" office:value="0.995120250958522" calcext:value-type="float">
            <text:p>0.995</text:p>
          </table:table-cell>
          <table:table-cell table:style-name="ce11" table:formula="of:=[.G36]/[.G35]" office:value-type="float" office:value="0.850662642697809" calcext:value-type="float">
            <text:p>0.851</text:p>
          </table:table-cell>
          <table:table-cell table:style-name="ce11" table:formula="of:=[.H36]/[.H35]" office:value-type="float" office:value="0.999740163325909" calcext:value-type="float">
            <text:p>1.000</text:p>
          </table:table-cell>
          <table:table-cell table:style-name="ce11" table:formula="of:=[.I36]/[.I35]" office:value-type="float" office:value="0.741727941176471" calcext:value-type="float">
            <text:p>0.742</text:p>
          </table:table-cell>
          <table:table-cell table:formula="of:=[.J36]/[.J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1" table:formula="of:=[.B38]/[.B32]*100" office:value-type="float" office:value="3.86965722498218" calcext:value-type="float">
            <text:p>3.870</text:p>
          </table:table-cell>
          <table:table-cell table:style-name="ce11" table:formula="of:=[.C38]/[.C32]*100" office:value-type="float" office:value="0" calcext:value-type="float">
            <text:p>0.000</text:p>
          </table:table-cell>
          <table:table-cell table:style-name="ce11" table:formula="of:=[.D38]/[.D32]*100" office:value-type="float" office:value="0.511662085295158" calcext:value-type="float">
            <text:p>0.512</text:p>
          </table:table-cell>
          <table:table-cell table:style-name="ce11" table:formula="of:=[.E38]/[.E32]*100" office:value-type="float" office:value="0.043307124503171" calcext:value-type="float">
            <text:p>0.043</text:p>
          </table:table-cell>
          <table:table-cell table:style-name="ce11" table:formula="of:=[.F38]/[.F32]*100" office:value-type="float" office:value="0.00817795224075891" calcext:value-type="float">
            <text:p>0.008</text:p>
          </table:table-cell>
          <table:table-cell table:style-name="ce11" table:formula="of:=[.G38]/[.G32]*100" office:value-type="float" office:value="26.3084719212102" calcext:value-type="float">
            <text:p>26.308</text:p>
          </table:table-cell>
          <table:table-cell table:style-name="ce11" table:formula="of:=[.H38]/[.H32]*100" office:value-type="float" office:value="0.0958155055919911" calcext:value-type="float">
            <text:p>0.096</text:p>
          </table:table-cell>
          <table:table-cell table:style-name="ce11" table:formula="of:=[.I38]/[.I32]*100" office:value-type="float" office:value="12.436400254399" calcext:value-type="float">
            <text:p>12.4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number:number-style style:name="N13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21:51:05.406517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3-11T21:52:37.928598401</dc:date>
    <meta:editing-duration>P6DT22H9M52S</meta:editing-duration>
    <meta:editing-cycles>116</meta:editing-cycles>
    <meta:generator>LibreOffice/4.2.7.2$Linux_X86_64 LibreOffice_project/420m0$Build-2</meta:generator>
    <meta:document-statistic meta:table-count="1" meta:cell-count="2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row-mapping="4 0 1 2 3 5" chart:style-name="ch1">
        <chart:subtitle svg:x="11.314cm" svg:y="0.228cm" chart:style-name="ch2">
          <text:p>Polcies Performance</text:p>
        </chart:subtitle>
        <chart:legend chart:legend-position="bottom" svg:x="6.804cm" svg:y="10.561cm" style:legend-expansion="wide" chart:style-name="ch3"/>
        <chart:plot-area chart:style-name="ch4" table:cell-range-address="Sheet1.B2:Sheet1.I2 Sheet1.A13:Sheet1.I18" chart:data-source-has-labels="both" svg:x="1.67cm" svg:y="1.143cm" svg:width="24.468cm" svg:height="9.19cm">
          <chartooo:coordinate-region svg:x="2.586cm" svg:y="1.371cm" svg:width="23.552cm" svg:height="8.735cm"/>
          <chart:axis chart:dimension="x" chart:name="primary-x" chart:style-name="ch5" chartooo:axis-type="auto">
            <chartooo:date-scale/>
            <chart:categories table:cell-range-address="Sheet1.B2:Sheet1.I2"/>
          </chart:axis>
          <chart:axis chart:dimension="y" chart:name="primary-y" chart:style-name="ch6">
            <chart:title svg:x="0.451cm" svg:y="8.484cm" chart:style-name="ch7">
              <text:p>Speedup (base no prefetching)</text:p>
            </chart:title>
            <chart:grid chart:style-name="ch8" chart:class="major"/>
          </chart:axis>
          <chart:series chart:style-name="ch9" chart:values-cell-range-address="Sheet1.B17:Sheet1.I17" chart:label-cell-address="Sheet1.A17:Sheet1.A17" chart:class="chart:bar">
            <chart:data-point chart:repeated="8"/>
          </chart:series>
          <chart:series chart:style-name="ch10" chart:values-cell-range-address="Sheet1.B13:Sheet1.I13" chart:label-cell-address="Sheet1.A13:Sheet1.A13" chart:class="chart:bar">
            <chart:data-point chart:repeated="8"/>
          </chart:series>
          <chart:series chart:style-name="ch11" chart:values-cell-range-address="Sheet1.B14:Sheet1.I14" chart:label-cell-address="Sheet1.A14:Sheet1.A14" chart:class="chart:bar">
            <chart:data-point chart:repeated="8"/>
          </chart:series>
          <chart:series chart:style-name="ch12" chart:values-cell-range-address="Sheet1.B15:Sheet1.I15" chart:label-cell-address="Sheet1.A15:Sheet1.A15" chart:class="chart:bar">
            <chart:data-point chart:repeated="8"/>
          </chart:series>
          <chart:series chart:style-name="ch13" chart:values-cell-range-address="Sheet1.B16:Sheet1.I16" chart:label-cell-address="Sheet1.A16:Sheet1.A16" chart:class="chart:bar">
            <chart:data-point chart:repeated="8"/>
          </chart:series>
          <chart:series chart:style-name="ch14" chart:values-cell-range-address="Sheet1.B18:Sheet1.I18" chart:label-cell-address="Sheet1.A18:Sheet1.A18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:Sheet1.I2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No Pref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I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xt Line</text:p>
                <draw:g>
                  <svg:desc>Sheet1.A13:Sheet1.A13</svg:desc>
                </draw:g>
              </table:table-cell>
              <table:table-cell office:value-type="float" office:value="-0.0279512166656941">
                <text:p>-0.0279512166656941</text:p>
                <draw:g>
                  <svg:desc>Sheet1.B13:Sheet1.I13</svg:desc>
                </draw:g>
              </table:table-cell>
              <table:table-cell office:value-type="float" office:value="-0.00635879007081286">
                <text:p>-0.00635879007081286</text:p>
              </table:table-cell>
              <table:table-cell office:value-type="float" office:value="0.519594290490581">
                <text:p>0.519594290490581</text:p>
              </table:table-cell>
              <table:table-cell office:value-type="float" office:value="0.401167446689951">
                <text:p>0.401167446689951</text:p>
              </table:table-cell>
              <table:table-cell office:value-type="float" office:value="0.0157997202807867">
                <text:p>0.0157997202807867</text:p>
              </table:table-cell>
              <table:table-cell office:value-type="float" office:value="0.00870380911445934">
                <text:p>0.00870380911445934</text:p>
              </table:table-cell>
              <table:table-cell office:value-type="float" office:value="0.186835658380266">
                <text:p>0.186835658380266</text:p>
              </table:table-cell>
              <table:table-cell office:value-type="float" office:value="-0.158212824315896">
                <text:p>-0.158212824315896</text:p>
              </table:table-cell>
            </table:table-row>
            <table:table-row>
              <table:table-cell office:value-type="string">
                <text:p>Stream</text:p>
                <draw:g>
                  <svg:desc>Sheet1.A14:Sheet1.A14</svg:desc>
                </draw:g>
              </table:table-cell>
              <table:table-cell office:value-type="float" office:value="-0.0538326084941767">
                <text:p>-0.0538326084941767</text:p>
                <draw:g>
                  <svg:desc>Sheet1.B14:Sheet1.I14</svg:desc>
                </draw:g>
              </table:table-cell>
              <table:table-cell office:value-type="float" office:value="-0.00431698739765951">
                <text:p>-0.00431698739765951</text:p>
              </table:table-cell>
              <table:table-cell office:value-type="float" office:value="0.190730178781472">
                <text:p>0.190730178781472</text:p>
              </table:table-cell>
              <table:table-cell office:value-type="float" office:value="0.0472368296849355">
                <text:p>0.0472368296849355</text:p>
              </table:table-cell>
              <table:table-cell office:value-type="float" office:value="0.00683892194703128">
                <text:p>0.00683892194703128</text:p>
              </table:table-cell>
              <table:table-cell office:value-type="float" office:value="-0.00681609609330525">
                <text:p>-0.00681609609330525</text:p>
              </table:table-cell>
              <table:table-cell office:value-type="float" office:value="0.0747040741186478">
                <text:p>0.0747040741186478</text:p>
              </table:table-cell>
              <table:table-cell office:value-type="float" office:value="0.00834944200945031">
                <text:p>0.00834944200945031</text:p>
              </table:table-cell>
            </table:table-row>
            <table:table-row>
              <table:table-cell office:value-type="string">
                <text:p>IP Stride</text:p>
                <draw:g>
                  <svg:desc>Sheet1.A15:Sheet1.A15</svg:desc>
                </draw:g>
              </table:table-cell>
              <table:table-cell office:value-type="float" office:value="0.0558509451513582">
                <text:p>0.0558509451513582</text:p>
                <draw:g>
                  <svg:desc>Sheet1.B15:Sheet1.I15</svg:desc>
                </draw:g>
              </table:table-cell>
              <table:table-cell office:value-type="float" office:value="0.00115820197126548">
                <text:p>0.00115820197126548</text:p>
              </table:table-cell>
              <table:table-cell office:value-type="float" office:value="0.440604422827447">
                <text:p>0.440604422827447</text:p>
              </table:table-cell>
              <table:table-cell office:value-type="float" office:value="0.428457604186649">
                <text:p>0.428457604186649</text:p>
              </table:table-cell>
              <table:table-cell office:value-type="float" office:value="0.0272206881677122">
                <text:p>0.0272206881677122</text:p>
              </table:table-cell>
              <table:table-cell office:value-type="float" office:value="0.0249700870090495">
                <text:p>0.0249700870090495</text:p>
              </table:table-cell>
              <table:table-cell office:value-type="float" office:value="0.154980917548716">
                <text:p>0.154980917548716</text:p>
              </table:table-cell>
              <table:table-cell office:value-type="float" office:value="0.0113778883270688">
                <text:p>0.0113778883270688</text:p>
              </table:table-cell>
            </table:table-row>
            <table:table-row>
              <table:table-cell office:value-type="string">
                <text:p>AMPM</text:p>
                <draw:g>
                  <svg:desc>Sheet1.A16:Sheet1.A16</svg:desc>
                </draw:g>
              </table:table-cell>
              <table:table-cell office:value-type="float" office:value="0.163296479238249">
                <text:p>0.163296479238249</text:p>
                <draw:g>
                  <svg:desc>Sheet1.B16:Sheet1.I16</svg:desc>
                </draw:g>
              </table:table-cell>
              <table:table-cell office:value-type="float" office:value="0.00176110560392684">
                <text:p>0.00176110560392684</text:p>
              </table:table-cell>
              <table:table-cell office:value-type="float" office:value="0.92150842848552">
                <text:p>0.92150842848552</text:p>
              </table:table-cell>
              <table:table-cell office:value-type="float" office:value="0.646823523918853">
                <text:p>0.646823523918853</text:p>
              </table:table-cell>
              <table:table-cell office:value-type="float" office:value="0.0382604806558249">
                <text:p>0.0382604806558249</text:p>
              </table:table-cell>
              <table:table-cell office:value-type="float" office:value="0.0817728239025126">
                <text:p>0.0817728239025126</text:p>
              </table:table-cell>
              <table:table-cell office:value-type="float" office:value="0.202989958000249">
                <text:p>0.202989958000249</text:p>
              </table:table-cell>
              <table:table-cell office:value-type="float" office:value="0.035318490996098">
                <text:p>0.035318490996098</text:p>
              </table:table-cell>
            </table:table-row>
            <table:table-row>
              <table:table-cell office:value-type="string">
                <text:p>Online</text:p>
                <draw:g>
                  <svg:desc>Sheet1.A18:Sheet1.A18</svg:desc>
                </draw:g>
              </table:table-cell>
              <table:table-cell office:value-type="float" office:value="0.162788462528619">
                <text:p>0.162788462528619</text:p>
                <draw:g>
                  <svg:desc>Sheet1.B18:Sheet1.I18</svg:desc>
                </draw:g>
              </table:table-cell>
              <table:table-cell office:value-type="float" office:value="-0.00295326988863553">
                <text:p>-0.00295326988863553</text:p>
              </table:table-cell>
              <table:table-cell office:value-type="float" office:value="0.905904289318119">
                <text:p>0.905904289318119</text:p>
              </table:table-cell>
              <table:table-cell office:value-type="float" office:value="0.649908092246761">
                <text:p>0.649908092246761</text:p>
              </table:table-cell>
              <table:table-cell office:value-type="float" office:value="0.0341263158095355">
                <text:p>0.0341263158095355</text:p>
              </table:table-cell>
              <table:table-cell office:value-type="float" office:value="0.0858706132453564">
                <text:p>0.0858706132453564</text:p>
              </table:table-cell>
              <table:table-cell office:value-type="float" office:value="0.200553401286306">
                <text:p>0.200553401286306</text:p>
              </table:table-cell>
              <table:table-cell office:value-type="float" office:value="0.00970261642615067">
                <text:p>0.00970261642615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18cm" svg:height="8.998cm" xlink:href=".." xlink:type="simple" chart:class="chart:bar" chart:row-mapping="1 0" chart:style-name="ch1">
        <chart:legend chart:legend-position="bottom" svg:x="7.559cm" svg:y="8.188cm" style:legend-expansion="wide" chart:style-name="ch2"/>
        <chart:plot-area chart:style-name="ch3" table:cell-range-address="Sheet1.B31:Sheet1.I31 Sheet1.A33:Sheet1.I34" chart:data-source-has-labels="both" svg:x="0.348cm" svg:y="0.179cm" svg:width="16.722cm" svg:height="7.83cm">
          <chartooo:coordinate-region svg:x="1.567cm" svg:y="0.393cm" svg:width="15.503cm" svg:height="6.942cm"/>
          <chart:axis chart:dimension="x" chart:name="primary-x" chart:style-name="ch4" chartooo:axis-type="auto">
            <chartooo:date-scale/>
            <chart:categories table:cell-range-address="Sheet1.B31:Sheet1.I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4:Sheet1.I34" chart:label-cell-address="Sheet1.A34:Sheet1.A34" chart:class="chart:bar">
            <chart:data-point chart:repeated="8"/>
          </chart:series>
          <chart:series chart:style-name="ch8" chart:values-cell-range-address="Sheet1.B33:Sheet1.I33" chart:label-cell-address="Sheet1.A33:Sheet1.A33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31:Sheet1.I31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Hit</text:p>
                <draw:g>
                  <svg:desc>Sheet1.A34:Sheet1.A34</svg:desc>
                </draw:g>
              </table:table-cell>
              <table:table-cell office:value-type="float" office:value="90797">
                <text:p>90797</text:p>
                <draw:g>
                  <svg:desc>Sheet1.B34:Sheet1.I34</svg:desc>
                </draw:g>
              </table:table-cell>
              <table:table-cell office:value-type="float" office:value="5457">
                <text:p>5457</text:p>
              </table:table-cell>
              <table:table-cell office:value-type="float" office:value="34410">
                <text:p>34410</text:p>
              </table:table-cell>
              <table:table-cell office:value-type="float" office:value="101343">
                <text:p>101343</text:p>
              </table:table-cell>
              <table:table-cell office:value-type="float" office:value="24223">
                <text:p>24223</text:p>
              </table:table-cell>
              <table:table-cell office:value-type="float" office:value="145160">
                <text:p>145160</text:p>
              </table:table-cell>
              <table:table-cell office:value-type="float" office:value="53866">
                <text:p>53866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Miss</text:p>
                <draw:g>
                  <svg:desc>Sheet1.A33:Sheet1.A33</svg:desc>
                </draw:g>
              </table:table-cell>
              <table:table-cell office:value-type="float" office:value="85937">
                <text:p>85937</text:p>
                <draw:g>
                  <svg:desc>Sheet1.B33:Sheet1.I33</svg:desc>
                </draw:g>
              </table:table-cell>
              <table:table-cell office:value-type="float" office:value="196">
                <text:p>196</text:p>
              </table:table-cell>
              <table:table-cell office:value-type="float" office:value="2333">
                <text:p>2333</text:p>
              </table:table-cell>
              <table:table-cell office:value-type="float" office:value="2566">
                <text:p>2566</text:p>
              </table:table-cell>
              <table:table-cell office:value-type="float" office:value="233">
                <text:p>233</text:p>
              </table:table-cell>
              <table:table-cell office:value-type="float" office:value="172749">
                <text:p>172749</text:p>
              </table:table-cell>
              <table:table-cell office:value-type="float" office:value="6667">
                <text:p>6667</text:p>
              </table:table-cell>
              <table:table-cell office:value-type="float" office:value="28126">
                <text:p>281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76cm" svg:height="9.032cm" xlink:href=".." xlink:type="simple" chart:class="chart:bar" chart:style-name="ch1">
        <chart:legend chart:legend-position="bottom" svg:x="6.69cm" svg:y="8.222cm" style:legend-expansion="wide" chart:style-name="ch2"/>
        <chart:plot-area chart:style-name="ch3" table:cell-range-address="Sheet1.B31:Sheet1.I31 Sheet1.A36:Sheet1.I37" chart:data-source-has-labels="both" svg:x="0.353cm" svg:y="0.18cm" svg:width="16.97cm" svg:height="7.862cm">
          <chartooo:coordinate-region svg:x="1.572cm" svg:y="0.393cm" svg:width="14.531cm" svg:height="6.975cm"/>
          <chart:axis chart:dimension="x" chart:name="primary-x" chart:style-name="ch4" chartooo:axis-type="auto">
            <chartooo:date-scale/>
            <chart:categories table:cell-range-address="Sheet1.B31:Sheet1.I3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36:Sheet1.I36" chart:label-cell-address="Sheet1.A36:Sheet1.A36" chart:class="chart:bar">
            <chart:data-point chart:repeated="8"/>
          </chart:series>
          <chart:series chart:attached-axis="primary-y" chart:style-name="ch9" chart:values-cell-range-address="Sheet1.B37:Sheet1.I37" chart:label-cell-address="Sheet1.A37:Sheet1.A37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31:Sheet1.I31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Useful Pre</text:p>
                <draw:g>
                  <svg:desc>Sheet1.A36:Sheet1.A36</svg:desc>
                </draw:g>
              </table:table-cell>
              <table:table-cell office:value-type="float" office:value="87882">
                <text:p>87882</text:p>
                <draw:g>
                  <svg:desc>Sheet1.B36:Sheet1.I36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34404">
                <text:p>34404</text:p>
              </table:table-cell>
              <table:table-cell office:value-type="float" office:value="43838">
                <text:p>43838</text:p>
              </table:table-cell>
              <table:table-cell office:value-type="float" office:value="2855">
                <text:p>2855</text:p>
              </table:table-cell>
              <table:table-cell office:value-type="float" office:value="64829">
                <text:p>64829</text:p>
              </table:table-cell>
              <table:table-cell office:value-type="float" office:value="53866">
                <text:p>53866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string">
                <text:p>Unuseful</text:p>
                <draw:g>
                  <svg:desc>Sheet1.A37:Sheet1.A37</svg:desc>
                </draw:g>
              </table:table-cell>
              <table:table-cell office:value-type="float" office:value="37808">
                <text:p>37808</text:p>
                <draw:g>
                  <svg:desc>Sheet1.B37:Sheet1.I37</svg:desc>
                </draw:g>
              </table:table-cell>
              <table:table-cell office:value-type="float" office:value="77">
                <text:p>77</text:p>
              </table:table-cell>
              <table:table-cell office:value-type="float" office:value="634">
                <text:p>634</text:p>
              </table:table-cell>
              <table:table-cell office:value-type="float" office:value="495">
                <text:p>495</text:p>
              </table:table-cell>
              <table:table-cell office:value-type="float" office:value="14">
                <text:p>14</text:p>
              </table:table-cell>
              <table:table-cell office:value-type="float" office:value="11381">
                <text:p>11381</text:p>
              </table:table-cell>
              <table:table-cell office:value-type="float" office:value="14">
                <text:p>14</text:p>
              </table:table-cell>
              <table:table-cell office:value-type="float" office:value="1686">
                <text:p>16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0">
      <style:chart-properties chart:link-data-style-to-source="true"/>
      <style:graphic-properties draw:stroke="none" draw:fill-color="#5e275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3cm" svg:height="10.251cm" xlink:href=".." xlink:type="simple" chart:class="chart:bar" chart:style-name="ch1">
        <chart:legend chart:legend-position="bottom" svg:x="7.918cm" svg:y="9.441cm" style:legend-expansion="wide" chart:style-name="ch2"/>
        <chart:plot-area chart:style-name="ch3" table:cell-range-address="Sheet1.B31:Sheet1.J31 Sheet1.A41:Sheet1.I41" chart:data-source-has-labels="both" svg:x="0.356cm" svg:y="0.205cm" svg:width="17.121cm" svg:height="9.031cm">
          <chartooo:coordinate-region svg:x="1.03cm" svg:y="0.418cm" svg:width="16.447cm" svg:height="8.144cm"/>
          <chart:axis chart:dimension="x" chart:name="primary-x" chart:style-name="ch4" chartooo:axis-type="auto">
            <chartooo:date-scale/>
            <chart:categories table:cell-range-address="Sheet1.B31:Sheet1.J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1:Sheet1.I41" chart:label-cell-address="Sheet1.A41:Sheet1.A4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31:Sheet1.J31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Pollution</text:p>
                <draw:g>
                  <svg:desc>Sheet1.A41:Sheet1.A41</svg:desc>
                </draw:g>
              </table:table-cell>
              <table:table-cell office:value-type="float" office:value="3.86965722498218">
                <text:p>3.86965722498218</text:p>
                <draw:g>
                  <svg:desc>Sheet1.B41:Sheet1.I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11662085295158">
                <text:p>0.511662085295158</text:p>
              </table:table-cell>
              <table:table-cell office:value-type="float" office:value="0.043307124503171">
                <text:p>0.043307124503171</text:p>
              </table:table-cell>
              <table:table-cell office:value-type="float" office:value="0.00817795224075891">
                <text:p>0.00817795224075891</text:p>
              </table:table-cell>
              <table:table-cell office:value-type="float" office:value="26.3084719212102">
                <text:p>26.3084719212102</text:p>
              </table:table-cell>
              <table:table-cell office:value-type="float" office:value="0.0958155055919911">
                <text:p>0.0958155055919911</text:p>
              </table:table-cell>
              <table:table-cell office:value-type="float" office:value="12.436400254399">
                <text:p>12.4364002543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